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0.5in" table:align="margins"/>
    </style:style>
    <style:style style:name="Tabelle1.A" style:family="table-column">
      <style:table-column-properties style:column-width="5.25in" style:rel-column-width="32767*"/>
    </style:style>
    <style:style style:name="Tabelle1.B" style:family="table-column">
      <style:table-column-properties style:column-width="5.25in" style:rel-column-width="32768*"/>
    </style:style>
    <style:style style:name="Tabelle1.A1" style:family="table-cell">
      <style:table-cell-properties fo:background-color="transparent" fo:padding="0.0201in" fo:border="none">
        <style:background-image/>
      </style:table-cell-properties>
    </style:style>
    <style:style style:name="Tabelle1.6" style:family="table-row">
      <style:table-row-properties style:min-row-height="0.3521in"/>
    </style:style>
    <style:style style:name="Tabelle1.7" style:family="table-row">
      <style:table-row-properties style:min-row-height="0.0826in"/>
    </style:style>
    <style:style style:name="Tabelle1.9" style:family="table-row">
      <style:table-row-properties style:min-row-height="0.066in"/>
    </style:style>
    <style:style style:name="Tabelle1.10" style:family="table-row">
      <style:table-row-properties style:min-row-height="0.5285in"/>
    </style:style>
    <style:style style:name="Tabelle1.11" style:family="table-row">
      <style:table-row-properties style:min-row-height="0.0319in"/>
    </style:style>
    <style:style style:name="P1" style:family="paragraph" style:parent-style-name="Standard">
      <style:paragraph-properties fo:text-align="center" style:justify-single-word="false"/>
      <style:text-properties style:font-name="DejaVu Sans Mono" fo:font-size="10.5pt" fo:font-weight="bold" officeooo:rsid="0010d767" officeooo:paragraph-rsid="0010d767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DejaVu Sans Mono" fo:font-size="7pt" fo:font-weight="bold" officeooo:rsid="0010d767" officeooo:paragraph-rsid="0010d767" style:font-size-asian="7pt" style:font-weight-asian="bold" style:font-size-complex="7pt" style:font-weight-complex="bold"/>
    </style:style>
    <style:style style:name="P3" style:family="paragraph" style:parent-style-name="Standard">
      <style:text-properties style:font-name="DejaVu Sans Mono" fo:font-size="7pt" officeooo:paragraph-rsid="0010d767" style:font-size-asian="7pt" style:font-size-complex="7pt"/>
    </style:style>
    <style:style style:name="P4" style:family="paragraph" style:parent-style-name="Standard">
      <style:text-properties style:font-name="DejaVu Sans Mono" fo:font-size="7pt" officeooo:paragraph-rsid="0017ef16" style:font-size-asian="7pt" style:font-size-complex="7pt"/>
    </style:style>
    <style:style style:name="P5" style:family="paragraph" style:parent-style-name="Standard">
      <style:text-properties style:font-name="DejaVu Sans Mono" fo:font-size="7pt" officeooo:paragraph-rsid="001113bc" style:font-size-asian="7pt" style:font-size-complex="7pt"/>
    </style:style>
    <style:style style:name="P6" style:family="paragraph" style:parent-style-name="Standard">
      <style:text-properties style:font-name="DejaVu Sans Mono" fo:font-size="7pt" officeooo:rsid="0010d767" officeooo:paragraph-rsid="00191154" style:font-size-asian="7pt" style:font-size-complex="7pt"/>
    </style:style>
    <style:style style:name="P7" style:family="paragraph" style:parent-style-name="Standard">
      <style:text-properties style:font-name="DejaVu Sans Mono" fo:font-size="7pt" officeooo:rsid="0010d767" officeooo:paragraph-rsid="0021fafd" style:font-size-asian="7pt" style:font-size-complex="7pt"/>
    </style:style>
    <style:style style:name="P8" style:family="paragraph" style:parent-style-name="Standard">
      <style:text-properties style:font-name="DejaVu Sans Mono" fo:font-size="7pt" officeooo:paragraph-rsid="00191154" style:font-size-asian="7pt" style:font-size-complex="7pt"/>
    </style:style>
    <style:style style:name="P9" style:family="paragraph" style:parent-style-name="Standard">
      <style:text-properties style:font-name="DejaVu Sans Mono" fo:font-size="7pt" officeooo:paragraph-rsid="001a09ff" style:font-size-asian="7pt" style:font-size-complex="7pt"/>
    </style:style>
    <style:style style:name="P10" style:family="paragraph" style:parent-style-name="Standard">
      <style:text-properties style:font-name="DejaVu Sans Mono" fo:font-size="7pt" officeooo:paragraph-rsid="0021fafd" style:font-size-asian="7pt" style:font-size-complex="7pt"/>
    </style:style>
    <style:style style:name="P11" style:family="paragraph" style:parent-style-name="Standard">
      <style:text-properties style:font-name="DejaVu Sans Mono" fo:font-size="7pt" fo:font-weight="normal" officeooo:rsid="001c6fd4" officeooo:paragraph-rsid="001c6fd4" style:font-size-asian="7pt" style:font-weight-asian="normal" style:font-size-complex="7pt" style:font-weight-complex="normal"/>
    </style:style>
    <style:style style:name="P12" style:family="paragraph" style:parent-style-name="Table_20_Contents">
      <style:text-properties style:font-name="DejaVu Sans Mono" fo:font-size="7pt" fo:font-weight="bold" officeooo:paragraph-rsid="00127477" style:font-size-asian="7pt" style:font-weight-asian="bold" style:font-size-complex="7pt" style:font-weight-complex="bold"/>
    </style:style>
    <style:style style:name="P13" style:family="paragraph" style:parent-style-name="Table_20_Contents">
      <style:text-properties style:font-name="DejaVu Sans Mono" fo:font-size="7pt" fo:font-weight="bold" officeooo:rsid="0010d767" officeooo:paragraph-rsid="0010d767" style:font-size-asian="7pt" style:font-weight-asian="bold" style:font-size-complex="7pt" style:font-weight-complex="bold"/>
    </style:style>
    <style:style style:name="P14" style:family="paragraph" style:parent-style-name="Table_20_Contents">
      <style:text-properties style:font-name="DejaVu Sans Mono" fo:font-size="7pt" officeooo:paragraph-rsid="001c7b03" style:font-size-asian="7pt" style:font-size-complex="7pt"/>
    </style:style>
    <style:style style:name="P15" style:family="paragraph" style:parent-style-name="Table_20_Contents">
      <style:text-properties style:font-name="DejaVu Sans Mono" fo:font-size="7pt" officeooo:paragraph-rsid="0017ef16" style:font-size-asian="7pt" style:font-size-complex="7pt"/>
    </style:style>
    <style:style style:name="P16" style:family="paragraph" style:parent-style-name="Table_20_Contents">
      <style:text-properties style:font-name="DejaVu Sans Mono" fo:font-size="7pt" officeooo:paragraph-rsid="0021fafd" style:font-size-asian="7pt" style:font-size-complex="7pt"/>
    </style:style>
    <style:style style:name="P17" style:family="paragraph" style:parent-style-name="Table_20_Contents">
      <style:text-properties style:font-name="DejaVu Sans Mono" fo:font-size="7pt" officeooo:paragraph-rsid="0024243a" style:font-size-asian="7pt" style:font-size-complex="7pt"/>
    </style:style>
    <style:style style:name="P18" style:family="paragraph" style:parent-style-name="Standard">
      <style:paragraph-properties fo:background-color="#b3b3b3">
        <style:background-image/>
      </style:paragraph-properties>
      <style:text-properties style:font-name="DejaVu Sans Mono" fo:font-size="7pt" officeooo:rsid="0010d767" officeooo:paragraph-rsid="0010d767" style:font-size-asian="7pt" style:font-size-complex="7pt"/>
    </style:style>
    <style:style style:name="P19" style:family="paragraph" style:parent-style-name="Standard">
      <style:paragraph-properties fo:background-color="#b3b3b3">
        <style:background-image/>
      </style:paragraph-properties>
      <style:text-properties style:font-name="DejaVu Sans Mono" fo:font-size="7pt" officeooo:rsid="00167d15" officeooo:paragraph-rsid="00167d15" style:font-size-asian="7pt" style:font-size-complex="7pt"/>
    </style:style>
    <style:style style:name="P20" style:family="paragraph" style:parent-style-name="Standard">
      <style:paragraph-properties fo:text-align="start" style:justify-single-word="false" fo:background-color="#b3b3b3">
        <style:background-image/>
      </style:paragraph-properties>
      <style:text-properties style:font-name="DejaVu Sans Mono" fo:font-size="7pt" officeooo:rsid="0017ef16" officeooo:paragraph-rsid="0017ef16" style:font-size-asian="7pt" style:font-size-complex="7pt"/>
    </style:style>
    <style:style style:name="P21" style:family="paragraph" style:parent-style-name="Standard">
      <style:paragraph-properties fo:background-color="#b3b3b3">
        <style:background-image/>
      </style:paragraph-properties>
      <style:text-properties style:font-name="DejaVu Sans Mono" fo:font-size="7pt" fo:font-weight="normal" officeooo:rsid="001c6fd4" officeooo:paragraph-rsid="001c6fd4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background-color="#b3b3b3">
        <style:background-image/>
      </style:paragraph-properties>
      <style:text-properties style:font-name="DejaVu Sans Mono" fo:font-size="7pt" officeooo:rsid="0010d767" officeooo:paragraph-rsid="0010d767" style:font-size-asian="7pt" style:font-size-complex="7pt"/>
    </style:style>
    <style:style style:name="P23" style:family="paragraph" style:parent-style-name="Table_20_Contents">
      <style:paragraph-properties fo:background-color="#b3b3b3">
        <style:background-image/>
      </style:paragraph-properties>
      <style:text-properties style:font-name="DejaVu Sans Mono" fo:font-size="7pt" officeooo:rsid="001113bc" officeooo:paragraph-rsid="001113bc" style:font-size-asian="7pt" style:font-size-complex="7pt"/>
    </style:style>
    <style:style style:name="P24" style:family="paragraph" style:parent-style-name="Table_20_Contents">
      <style:paragraph-properties fo:background-color="#b3b3b3">
        <style:background-image/>
      </style:paragraph-properties>
      <style:text-properties style:font-name="DejaVu Sans Mono" fo:font-size="7pt" officeooo:rsid="0017ef16" officeooo:paragraph-rsid="0017ef16" style:font-size-asian="7pt" style:font-size-complex="7pt"/>
    </style:style>
    <style:style style:name="P25" style:family="paragraph" style:parent-style-name="Table_20_Contents">
      <style:paragraph-properties fo:background-color="#b3b3b3">
        <style:background-image/>
      </style:paragraph-properties>
      <style:text-properties style:font-name="DejaVu Sans Mono" fo:font-size="7pt" officeooo:rsid="0014ac52" officeooo:paragraph-rsid="0014ac52" style:font-size-asian="7pt" style:font-size-complex="7pt"/>
    </style:style>
    <style:style style:name="P26" style:family="paragraph" style:parent-style-name="Table_20_Contents">
      <style:paragraph-properties fo:text-align="start" style:justify-single-word="false" fo:background-color="#b3b3b3">
        <style:background-image/>
      </style:paragraph-properties>
      <style:text-properties style:font-name="DejaVu Sans Mono" fo:font-size="7pt" fo:font-weight="normal" officeooo:rsid="0014ac52" officeooo:paragraph-rsid="0014ac52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 fo:background-color="#b3b3b3">
        <style:background-image/>
      </style:paragraph-properties>
      <style:text-properties style:font-name="DejaVu Sans Mono" fo:font-size="7pt" fo:font-weight="normal" officeooo:rsid="0017ef16" officeooo:paragraph-rsid="0017ef16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666666" style:font-name="DejaVu Sans Mono" fo:font-size="6pt" officeooo:rsid="00200148" officeooo:paragraph-rsid="00200148" style:font-size-asian="6pt" style:font-size-complex="6pt"/>
    </style:style>
    <style:style style:name="T1" style:family="text">
      <style:text-properties officeooo:rsid="0010d767"/>
    </style:style>
    <style:style style:name="T2" style:family="text">
      <style:text-properties fo:font-weight="bold" officeooo:rsid="0010d767" style:font-weight-asian="bold" style:font-weight-complex="bold"/>
    </style:style>
    <style:style style:name="T3" style:family="text">
      <style:text-properties fo:font-weight="bold" officeooo:rsid="0014ac52" style:font-weight-asian="bold" style:font-weight-complex="bold"/>
    </style:style>
    <style:style style:name="T4" style:family="text">
      <style:text-properties fo:font-weight="bold" officeooo:rsid="00157974" style:font-weight-asian="bold" style:font-weight-complex="bold"/>
    </style:style>
    <style:style style:name="T5" style:family="text">
      <style:text-properties fo:font-weight="bold" officeooo:rsid="00167d15" style:font-weight-asian="bold" style:font-weight-complex="bold"/>
    </style:style>
    <style:style style:name="T6" style:family="text">
      <style:text-properties fo:font-weight="bold" officeooo:rsid="0017ef16" style:font-weight-asian="bold" style:font-weight-complex="bold"/>
    </style:style>
    <style:style style:name="T7" style:family="text">
      <style:text-properties fo:font-weight="bold" officeooo:rsid="001a09ff" style:font-weight-asian="bold" style:font-weight-complex="bold"/>
    </style:style>
    <style:style style:name="T8" style:family="text">
      <style:text-properties fo:font-weight="normal" officeooo:rsid="0010d767" style:font-weight-asian="normal" style:font-weight-complex="normal"/>
    </style:style>
    <style:style style:name="T9" style:family="text">
      <style:text-properties fo:font-style="italic" officeooo:rsid="0010d767" style:font-style-asian="italic" style:font-style-complex="italic"/>
    </style:style>
    <style:style style:name="T10" style:family="text">
      <style:text-properties fo:font-style="italic" officeooo:rsid="0014ac52" style:font-style-asian="italic" style:font-style-complex="italic"/>
    </style:style>
    <style:style style:name="T11" style:family="text">
      <style:text-properties fo:font-style="italic" officeooo:rsid="00167d15" style:font-style-asian="italic" style:font-style-complex="italic"/>
    </style:style>
    <style:style style:name="T12" style:family="text">
      <style:text-properties fo:font-style="italic" officeooo:rsid="0017ef16" style:font-style-asian="italic" style:font-style-complex="italic"/>
    </style:style>
    <style:style style:name="T13" style:family="text">
      <style:text-properties fo:font-style="italic" officeooo:rsid="001a09ff" style:font-style-asian="italic" style:font-style-complex="italic"/>
    </style:style>
    <style:style style:name="T14" style:family="text">
      <style:text-properties fo:font-style="italic" officeooo:rsid="001ad693" style:font-style-asian="italic" style:font-style-complex="italic"/>
    </style:style>
    <style:style style:name="T15" style:family="text">
      <style:text-properties fo:font-style="italic" officeooo:rsid="00157974" style:font-style-asian="italic" style:font-style-complex="italic"/>
    </style:style>
    <style:style style:name="T16" style:family="text">
      <style:text-properties fo:font-style="italic" officeooo:rsid="0021fafd" style:font-style-asian="italic" style:font-style-complex="italic"/>
    </style:style>
    <style:style style:name="T17" style:family="text">
      <style:text-properties fo:font-style="italic" fo:font-weight="normal" officeooo:rsid="0010d767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bold" officeooo:rsid="00167d15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a09ff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0d767" style:font-style-asian="italic" style:font-weight-asian="bold" style:font-style-complex="italic" style:font-weight-complex="bold"/>
    </style:style>
    <style:style style:name="T21" style:family="text">
      <style:text-properties fo:font-style="normal" officeooo:rsid="0010d767" style:font-style-asian="normal" style:font-style-complex="normal"/>
    </style:style>
    <style:style style:name="T22" style:family="text">
      <style:text-properties fo:font-style="normal" officeooo:rsid="001a09ff" style:font-style-asian="normal" style:font-style-complex="normal"/>
    </style:style>
    <style:style style:name="T23" style:family="text">
      <style:text-properties fo:font-style="normal" officeooo:rsid="0021fafd" style:font-style-asian="normal" style:font-style-complex="normal"/>
    </style:style>
    <style:style style:name="T24" style:family="text">
      <style:text-properties fo:font-style="normal" officeooo:rsid="00279d08" style:font-style-asian="normal" style:font-style-complex="normal"/>
    </style:style>
    <style:style style:name="T25" style:family="text">
      <style:text-properties fo:font-style="normal" fo:font-weight="bold" officeooo:rsid="0014ac52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a09ff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0d767" style:font-style-asian="normal" style:font-weight-asian="bold" style:font-style-complex="normal" style:font-weight-complex="bold"/>
    </style:style>
    <style:style style:name="T28" style:family="text">
      <style:text-properties officeooo:rsid="001113bc"/>
    </style:style>
    <style:style style:name="T29" style:family="text">
      <style:text-properties officeooo:rsid="0014ac52"/>
    </style:style>
    <style:style style:name="T30" style:family="text">
      <style:text-properties officeooo:rsid="00157974"/>
    </style:style>
    <style:style style:name="T31" style:family="text">
      <style:text-properties officeooo:rsid="00167d15"/>
    </style:style>
    <style:style style:name="T32" style:family="text">
      <style:text-properties officeooo:rsid="0016e466"/>
    </style:style>
    <style:style style:name="T33" style:family="text">
      <style:text-properties officeooo:rsid="0017ef16"/>
    </style:style>
    <style:style style:name="T34" style:family="text">
      <style:text-properties officeooo:rsid="00191154"/>
    </style:style>
    <style:style style:name="T35" style:family="text">
      <style:text-properties officeooo:rsid="001a09ff"/>
    </style:style>
    <style:style style:name="T36" style:family="text">
      <style:text-properties officeooo:rsid="0021fafd"/>
    </style:style>
    <style:style style:name="T37" style:family="text">
      <style:text-properties officeooo:rsid="00279d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K REFERENCE CARD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2">Command Line</text:p>
          </table:table-cell>
          <table:table-cell table:style-name="Tabelle1.A1" office:value-type="string">
            <text:p text:style-name="P18">Patterns</text:p>
          </table:table-cell>
        </table:table-row>
        <table:table-row>
          <table:table-cell table:style-name="Tabelle1.A1" office:value-type="string">
            <text:p text:style-name="P2">awk PROGRAM FILENAMES...</text:p>
            <text:p text:style-name="P2">awk -f PROGRAM-FILE FILENAMES...</text:p>
            <text:p text:style-name="P3"><text:span text:style-name="T2">awk -F</text:span><text:span text:style-name="T17">s<text:line-break/></text:span><text:span text:style-name="T1">(sets field separator to string </text:span><text:span text:style-name="T9">s</text:span><text:span text:style-name="T1">, </text:span><text:span text:style-name="T2">-Ft</text:span><text:span text:style-name="T1"> sets separator to tab)</text:span></text:p>
          </table:table-cell>
          <table:table-cell table:style-name="Tabelle1.A1" table:number-rows-spanned="3" office:value-type="string">
            <text:p text:style-name="P12"><text:span text:style-name="T1">BEGIN<text:line-break/></text:span><text:span text:style-name="T34">END</text:span></text:p>
            <text:p text:style-name="P13">/regular expression/</text:p>
            <text:p text:style-name="P13">relational expression</text:p>
            <text:p text:style-name="P13">pattern &amp;&amp; pattern</text:p>
            <text:p text:style-name="P13">pattern || pattern</text:p>
            <text:p text:style-name="P13">(pattern)</text:p>
            <text:p text:style-name="P13">!pattern</text:p>
            <text:p text:style-name="P13">pattern, pattern</text:p>
          </table:table-cell>
        </table:table-row>
        <table:table-row>
          <table:table-cell table:style-name="Tabelle1.A1" office:value-type="string">
            <text:p text:style-name="P21">Limits <text:span text:style-name="T37">and Restrictions</text:span></text:p>
          </table:table-cell>
          <table:covered-table-cell/>
        </table:table-row>
        <table:table-row>
          <table:table-cell table:style-name="Tabelle1.A1" office:value-type="string">
            <text:p text:style-name="P11">100 fields, 2500 characters per input/output line, 1024 characters per field and printf-string, 400 characters maximum quoted string and character class, 15 open files, 1 pipe</text:p>
          </table:table-cell>
          <table:covered-table-cell/>
        </table:table-row>
        <table:table-row>
          <table:table-cell table:style-name="Tabelle1.A1" office:value-type="string">
            <text:p text:style-name="P18">Control Flow Statements</text:p>
          </table:table-cell>
          <table:table-cell table:style-name="Tabelle1.A1" office:value-type="string">
            <text:p text:style-name="P23">Input/Output</text:p>
          </table:table-cell>
        </table:table-row>
        <table:table-row table:style-name="Tabelle1.6">
          <table:table-cell table:style-name="Tabelle1.A1" office:value-type="string">
            <text:p text:style-name="P3"><text:span text:style-name="T2">if</text:span><text:span text:style-name="T1"> ( </text:span><text:span text:style-name="T9">expr</text:span><text:span text:style-name="T1"> ) </text:span><text:span text:style-name="T9">statement</text:span><text:span text:style-name="T1"> [ </text:span><text:span text:style-name="T2">else</text:span><text:span text:style-name="T1"> </text:span><text:span text:style-name="T9">statement </text:span><text:span text:style-name="T1">]</text:span></text:p>
            <text:p text:style-name="P3"><text:span text:style-name="T2">if</text:span><text:span text:style-name="T1"> ( </text:span><text:span text:style-name="T21">subscript</text:span><text:span text:style-name="T1"> </text:span><text:span text:style-name="T2">in</text:span><text:span text:style-name="T1"> array) </text:span><text:span text:style-name="T9">statement</text:span><text:span text:style-name="T1"> [ </text:span><text:span text:style-name="T2">else</text:span><text:span text:style-name="T1"> </text:span><text:span text:style-name="T9">statement </text:span><text:span text:style-name="T1">]</text:span><text:span text:style-name="T2"><text:line-break/>while</text:span><text:span text:style-name="T1"> ( </text:span><text:span text:style-name="T9">expr</text:span><text:span text:style-name="T1"> ) </text:span><text:span text:style-name="T9">statement</text:span><text:span text:style-name="T2"><text:line-break/>for</text:span><text:span text:style-name="T1"> ( </text:span><text:span text:style-name="T9">expr</text:span><text:span text:style-name="T1"> ; </text:span><text:span text:style-name="T9">expr</text:span><text:span text:style-name="T1"> ; </text:span><text:span text:style-name="T9">expr</text:span><text:span text:style-name="T1"> ) </text:span><text:span text:style-name="T9">statement</text:span></text:p>
            <text:p text:style-name="P3"><text:span text:style-name="T2">for</text:span><text:span text:style-name="T1"> ( var </text:span><text:span text:style-name="T2">in</text:span><text:span text:style-name="T1"> array ) </text:span><text:span text:style-name="T9">statement</text:span><text:span text:style-name="T2"><text:line-break/>do</text:span><text:span text:style-name="T1"> </text:span><text:span text:style-name="T9">statement</text:span><text:span text:style-name="T1"> </text:span><text:span text:style-name="T2">while</text:span><text:span text:style-name="T1"> ( </text:span><text:span text:style-name="T9">expr</text:span><text:span text:style-name="T1"> )</text:span><text:span text:style-name="T2"><text:line-break/>break</text:span></text:p>
            <text:p text:style-name="P2">continue</text:p>
            <text:p text:style-name="P2">next</text:p>
            <text:p text:style-name="P3"><text:span text:style-name="T2">exit</text:span><text:span text:style-name="T1"> [ </text:span><text:span text:style-name="T9">expr</text:span><text:span text:style-name="T1"> ]</text:span></text:p>
            <text:p text:style-name="P3"><text:span text:style-name="T2">return</text:span><text:span text:style-name="T1"> [ </text:span><text:span text:style-name="T9">expr</text:span><text:span text:style-name="T1"> ]</text:span></text:p>
          </table:table-cell>
          <table:table-cell table:style-name="Tabelle1.A1" table:number-rows-spanned="3" office:value-type="string">
            <text:p text:style-name="P4"><text:span text:style-name="T2">close( filename )</text:span><text:span text:style-name="T1"><text:tab/><text:tab/>close file</text:span></text:p>
            <text:p text:style-name="P5"><text:span text:style-name="T2">getline</text:span><text:span text:style-name="T1"><text:tab/><text:tab/><text:tab/><text:tab/>set $0 </text:span><text:span text:style-name="T28">from</text:span><text:span text:style-name="T1"> next input line,<text:line-break/><text:tab/><text:tab/><text:tab/><text:tab/></text:span><text:span text:style-name="T28">and </text:span><text:span text:style-name="T1">set NF, NR, FNR</text:span></text:p>
            <text:p text:style-name="P10"><text:span text:style-name="T2">getline &lt; file</text:span><text:span text:style-name="T1"><text:tab/><text:tab/><text:tab/>set $0 from next input line of file, <text:tab/><text:tab/><text:tab/><text:tab/><text:tab/><text:tab/></text:span><text:span text:style-name="T28">and </text:span><text:span text:style-name="T1">set NF</text:span></text:p>
            <text:p text:style-name="P5"><text:span text:style-name="T2">getline var</text:span><text:span text:style-name="T1"><text:tab/><text:tab/><text:tab/>set var from next input line,<text:line-break/><text:tab/><text:tab/><text:tab/><text:tab/></text:span><text:span text:style-name="T28">and set</text:span><text:span text:style-name="T1"> NR, FNR</text:span></text:p>
            <text:p text:style-name="P4"><text:span text:style-name="T2">getline var &lt; file</text:span><text:span text:style-name="T1"><text:tab/><text:tab/>set var from next input line of file<text:line-break/></text:span><text:span text:style-name="T2">print</text:span><text:span text:style-name="T1"><text:tab/><text:tab/><text:tab/><text:tab/>print current input line</text:span></text:p>
            <text:p text:style-name="P10"><text:span text:style-name="T2">print expr-list</text:span><text:span text:style-name="T1"><text:tab/><text:tab/><text:tab/>print expressions</text:span></text:p>
            <text:p text:style-name="P5"><text:span text:style-name="T2">print expr-list &gt; file</text:span><text:span text:style-name="T1"><text:tab/><text:tab/>print expressions to file</text:span></text:p>
            <text:p text:style-name="P5"><text:span text:style-name="T2">printf fmt, expr-list</text:span><text:span text:style-name="T1"><text:tab/><text:tab/>format and print</text:span></text:p>
            <text:p text:style-name="P4"><text:span text:style-name="T2">printf fmt, expr-list &gt; file</text:span><text:span text:style-name="T1"><text:tab/>format and print to file</text:span></text:p>
            <text:p text:style-name="P4"><text:span text:style-name="T2">system( cmd-line )</text:span><text:span text:style-name="T1"><text:tab/><text:tab/>execute command cmd-line, return status<text:line-break/><text:line-break/>In </text:span><text:span text:style-name="T20">print</text:span><text:span text:style-name="T1"> and </text:span><text:span text:style-name="T20">printf</text:span><text:span text:style-name="T1"> above, </text:span><text:span text:style-name="T2">&gt;&gt; </text:span><text:span text:style-name="T1">appends to a </text:span><text:span text:style-name="T9">file, </text:span><text:span text:style-name="T24">and</text:span><text:span text:style-name="T1"> </text:span><text:span text:style-name="T27">| command</text:span><text:span text:style-name="T1"> writes to a pipe. Similarly, </text:span><text:span text:style-name="T2">command | getline</text:span><text:span text:style-name="T1"> pipes into </text:span><text:span text:style-name="T20">getline</text:span><text:span text:style-name="T1">. </text:span><text:span text:style-name="T20">getline</text:span><text:span text:style-name="T1"> returns 0 on the end of file, -1 on an error.</text:span></text:p>
          </table:table-cell>
        </table:table-row>
        <table:table-row table:style-name="Tabelle1.7">
          <table:table-cell table:style-name="Tabelle1.A1" office:value-type="string">
            <text:p text:style-name="P24">User-Defined Functions</text:p>
          </table:table-cell>
          <table:covered-table-cell/>
        </table:table-row>
        <table:table-row table:style-name="Tabelle1.6">
          <table:table-cell table:style-name="Tabelle1.A1" office:value-type="string">
            <text:p text:style-name="P14"><text:span text:style-name="T6">func</text:span><text:span text:style-name="T33"> name( </text:span><text:span text:style-name="T12">a, b, c</text:span><text:span text:style-name="T33"> ) { </text:span><text:span text:style-name="T12">statement</text:span><text:span text:style-name="T33"> }</text:span></text:p>
            <text:p text:style-name="P15"><text:span text:style-name="T6">function</text:span><text:span text:style-name="T33"> name( </text:span><text:span text:style-name="T12">a, b, c</text:span><text:span text:style-name="T33"> ) { </text:span><text:span text:style-name="T12">statement</text:span><text:span text:style-name="T33"> }</text:span></text:p>
            <text:p text:style-name="P14"><text:span text:style-name="T33"><text:line-break/>function-name( </text:span><text:span text:style-name="T12">expr</text:span><text:span text:style-name="T33">, </text:span><text:span text:style-name="T12">expr</text:span><text:span text:style-name="T33">, </text:span><text:span text:style-name="T12">...</text:span><text:span text:style-name="T33"> )</text:span></text:p>
          </table:table-cell>
          <table:covered-table-cell/>
        </table:table-row>
        <table:table-row table:style-name="Tabelle1.9">
          <table:table-cell table:style-name="Tabelle1.A1" office:value-type="string">
            <text:p text:style-name="P26">String Functions</text:p>
          </table:table-cell>
          <table:table-cell table:style-name="Tabelle1.A1" office:value-type="string">
            <text:p text:style-name="P27">Build-In Variables</text:p>
          </table:table-cell>
        </table:table-row>
        <table:table-row table:style-name="Tabelle1.10">
          <table:table-cell table:style-name="Tabelle1.A1" office:value-type="string">
            <text:p text:style-name="P14"><text:span text:style-name="T3">gsub(r,s,t)</text:span><text:span text:style-name="T29"><text:tab/><text:tab/><text:tab/>substitutes </text:span><text:span text:style-name="T10">s</text:span><text:span text:style-name="T29"> for </text:span><text:span text:style-name="T10">r </text:span><text:span text:style-name="T29">in </text:span><text:span text:style-name="T10">t</text:span><text:span text:style-name="T29"> globally,<text:line-break/><text:tab/><text:tab/><text:tab/><text:tab/>returns number of substitutions</text:span></text:p>
            <text:p text:style-name="P16"><text:span text:style-name="T3">index(s,t)</text:span><text:span text:style-name="T29"><text:tab/><text:tab/><text:tab/>returns position of string </text:span><text:span text:style-name="T10">t</text:span><text:span text:style-name="T29"> in </text:span><text:span text:style-name="T10">s</text:span><text:span text:style-name="T29">,<text:line-break/><text:tab/><text:tab/><text:tab/><text:tab/></text:span><text:span text:style-name="T36">and </text:span><text:span text:style-name="T29">0 if not present</text:span></text:p>
            <text:p text:style-name="P14"><text:span text:style-name="T3">length(s)</text:span><text:span text:style-name="T29"><text:tab/><text:tab/><text:tab/>returns length of </text:span><text:span text:style-name="T10">s</text:span></text:p>
            <text:p text:style-name="P14"><text:span text:style-name="T3">match(s,r)</text:span><text:span text:style-name="T29"><text:tab/><text:tab/><text:tab/>returns position in </text:span><text:span text:style-name="T10">s</text:span><text:span text:style-name="T29"> where </text:span><text:span text:style-name="T10">r</text:span><text:span text:style-name="T29"> occurs,<text:line-break/><text:tab/><text:tab/><text:tab/><text:tab/></text:span><text:span text:style-name="T32">and </text:span><text:span text:style-name="T29">0 if not present</text:span></text:p>
            <text:p text:style-name="P16"><text:span text:style-name="T3">split(s,a,r)</text:span><text:span text:style-name="T29"><text:tab/><text:tab/><text:tab/>splits </text:span><text:span text:style-name="T10">s</text:span><text:span text:style-name="T29"> into array </text:span><text:span text:style-name="T10">a</text:span><text:span text:style-name="T29"> on </text:span><text:span text:style-name="T10">r</text:span><text:span text:style-name="T29">, returns number of <text:line-break/><text:tab/><text:tab/><text:tab/><text:tab/>fields</text:span></text:p>
            <text:p text:style-name="P16"><text:span text:style-name="T25">sprintf(f,e...)</text:span><text:span text:style-name="T29"><text:tab/><text:tab/></text:span><text:span text:style-name="T1"><text:tab/></text:span><text:span text:style-name="T29">returns </text:span><text:span text:style-name="T10">e...</text:span><text:span text:style-name="T29"> formatted according to<text:line-break/><text:tab/><text:tab/><text:tab/><text:tab/>format string specified in </text:span><text:span text:style-name="T10">f</text:span></text:p>
            <text:p text:style-name="P14"><text:span text:style-name="T3">sub(r,s,t)</text:span><text:span text:style-name="T29"><text:tab/><text:tab/><text:tab/>substitutes </text:span><text:span text:style-name="T10">s</text:span><text:span text:style-name="T29"> for first </text:span><text:span text:style-name="T10">r</text:span><text:span text:style-name="T29"> in </text:span><text:span text:style-name="T10">t</text:span><text:span text:style-name="T29">,<text:line-break/><text:tab/><text:tab/><text:tab/><text:tab/>returns number of substitutions</text:span></text:p>
            <text:p text:style-name="P16"><text:span text:style-name="T3">substr(s,p,n)</text:span><text:span text:style-name="T29"><text:tab/><text:tab/><text:tab/>returns substring of </text:span><text:span text:style-name="T10">s</text:span><text:span text:style-name="T29"> length </text:span><text:span text:style-name="T10">n </text:span><text:span text:style-name="T29">starting<text:line-break/><text:tab/><text:tab/><text:tab/><text:tab/>at </text:span><text:span text:style-name="T32">offset </text:span><text:span text:style-name="T36">position</text:span><text:span text:style-name="T29"> </text:span><text:span text:style-name="T10">p</text:span></text:p>
          </table:table-cell>
          <table:table-cell table:style-name="Tabelle1.A1" office:value-type="string">
            <text:p text:style-name="P6">ARGC<text:tab/><text:tab/><text:tab/><text:tab/>number of command-line arguments</text:p>
            <text:p text:style-name="P6">ARGV<text:tab/><text:tab/><text:tab/><text:tab/>array of command-line arguments (0..ARGC-1fR)</text:p>
            <text:p text:style-name="P7">FILENAME<text:tab/><text:tab/><text:tab/><text:tab/>name of current input file</text:p>
            <text:p text:style-name="P6">FNR<text:tab/><text:tab/><text:tab/><text:tab/>input line number number in current file</text:p>
            <text:p text:style-name="P6">FS<text:tab/><text:tab/><text:tab/><text:tab/>input field separator (default blank)</text:p>
            <text:p text:style-name="P6">NF<text:tab/><text:tab/><text:tab/><text:tab/>number of fields in input line</text:p>
            <text:p text:style-name="P6">NR<text:tab/><text:tab/><text:tab/><text:tab/>number of input lines read so far</text:p>
            <text:p text:style-name="P6">OFMT<text:tab/><text:tab/><text:tab/><text:tab/>output format for numbers (default=%.6g)</text:p>
            <text:p text:style-name="P6">OFS<text:tab/><text:tab/><text:tab/><text:tab/>output field separator (default=space)</text:p>
            <text:p text:style-name="P6">ORS<text:tab/><text:tab/><text:tab/><text:tab/>output line separator (default=newline)</text:p>
            <text:p text:style-name="P6">RS<text:tab/><text:tab/><text:tab/><text:tab/>input line separator (default=newline)</text:p>
            <text:p text:style-name="P6">RSTART<text:tab/><text:tab/><text:tab/><text:tab/>index of first character matched by match()</text:p>
            <text:p text:style-name="P6">RLENGTH<text:tab/><text:tab/><text:tab/><text:tab/>length of string matched by match()</text:p>
            <text:p text:style-name="P6">SUBSEP<text:tab/><text:tab/><text:tab/><text:tab/>subscript separator (default=”\034")</text:p>
          </table:table-cell>
        </table:table-row>
        <table:table-row table:style-name="Tabelle1.11">
          <table:table-cell table:style-name="Tabelle1.A1" office:value-type="string">
            <text:p text:style-name="P25">Arithmetic Functions</text:p>
          </table:table-cell>
          <table:table-cell table:style-name="Tabelle1.A1" office:value-type="string">
            <text:p text:style-name="P19">Operators</text:p>
          </table:table-cell>
        </table:table-row>
        <table:table-row>
          <table:table-cell table:style-name="Tabelle1.A1" office:value-type="string">
            <text:p text:style-name="P14"><text:span text:style-name="T4">atan2(y,x)</text:span><text:span text:style-name="T30"><text:tab/></text:span><text:span text:style-name="T29"><text:tab/><text:tab/></text:span><text:span text:style-name="T30">arctangent of </text:span><text:span text:style-name="T15">y</text:span><text:span text:style-name="T30">/</text:span><text:span text:style-name="T15">x</text:span><text:span text:style-name="T30"> in radians</text:span></text:p>
            <text:p text:style-name="P14"><text:span text:style-name="T4">cos(x)</text:span><text:span text:style-name="T30"><text:tab/><text:tab/></text:span><text:span text:style-name="T29"><text:tab/><text:tab/></text:span><text:span text:style-name="T30">cosine of</text:span><text:span text:style-name="T15"> x</text:span><text:span text:style-name="T30">, with </text:span><text:span text:style-name="T15">x</text:span><text:span text:style-name="T30"> in radians</text:span></text:p>
            <text:p text:style-name="P14"><text:span text:style-name="T4">exp(x)</text:span><text:span text:style-name="T30"><text:tab/><text:tab/></text:span><text:span text:style-name="T29"><text:tab/><text:tab/></text:span><text:span text:style-name="T30">exponential function of </text:span><text:span text:style-name="T15">x</text:span></text:p>
            <text:p text:style-name="P14"><text:span text:style-name="T4">int(x)</text:span><text:span text:style-name="T30"><text:tab/><text:tab/></text:span><text:span text:style-name="T29"><text:tab/><text:tab/></text:span><text:span text:style-name="T30">integer part of </text:span><text:span text:style-name="T15">x</text:span><text:span text:style-name="T30"> truncated towards 0</text:span></text:p>
            <text:p text:style-name="P14"><text:span text:style-name="T4">log(x)</text:span><text:span text:style-name="T30"><text:tab/><text:tab/></text:span><text:span text:style-name="T29"><text:tab/><text:tab/></text:span><text:span text:style-name="T30">natural logarithm of </text:span><text:span text:style-name="T15">x</text:span></text:p>
            <text:p text:style-name="P14"><text:span text:style-name="T4">rand()</text:span><text:span text:style-name="T30"><text:tab/><text:tab/></text:span><text:span text:style-name="T29"><text:tab/><text:tab/></text:span><text:span text:style-name="T30">random number between 0 and 1</text:span></text:p>
            <text:p text:style-name="P14"><text:span text:style-name="T4">sin(x)</text:span><text:span text:style-name="T30"><text:tab/><text:tab/></text:span><text:span text:style-name="T29"><text:tab/><text:tab/></text:span><text:span text:style-name="T30">sine of </text:span><text:span text:style-name="T15">x</text:span><text:span text:style-name="T30">, with </text:span><text:span text:style-name="T15">x</text:span><text:span text:style-name="T30"> in radians</text:span></text:p>
            <text:p text:style-name="P14"><text:span text:style-name="T4">sqrt(x)<text:tab/></text:span><text:span text:style-name="T30"><text:tab/></text:span><text:span text:style-name="T29"><text:tab/><text:tab/></text:span><text:span text:style-name="T30">square root of </text:span><text:span text:style-name="T15">x</text:span></text:p>
            <text:p text:style-name="P17"><text:span text:style-name="T4">srand(x)</text:span><text:span text:style-name="T30"><text:tab/><text:tab/></text:span><text:span text:style-name="T29"><text:tab/><text:tab/></text:span><text:span text:style-name="T15">x</text:span><text:span text:style-name="T30"> is new seed for </text:span><text:span text:style-name="T15">rand()</text:span></text:p>
          </table:table-cell>
          <table:table-cell table:style-name="Tabelle1.A1" office:value-type="string">
            <text:p text:style-name="P8"><text:span text:style-name="T2">= += -= *= /= %= ^=</text:span><text:span text:style-name="T1"><text:tab/><text:tab/></text:span><text:span text:style-name="T8">assignment</text:span></text:p>
            <text:p text:style-name="P8"><text:span text:style-name="T2">?:</text:span><text:span text:style-name="T1"><text:tab/><text:tab/><text:tab/><text:tab/>conditional expression</text:span></text:p>
            <text:p text:style-name="P8"><text:span text:style-name="T2">|| <text:s/></text:span><text:span text:style-name="T5">&amp;&amp;</text:span><text:span text:style-name="T1"><text:tab/><text:tab/><text:tab/><text:tab/>logical or, logical and</text:span></text:p>
            <text:p text:style-name="P8"><text:span text:style-name="T2">~ <text:s/>!~</text:span><text:span text:style-name="T1"><text:tab/><text:tab/><text:tab/><text:tab/>regular expression match, </text:span><text:span text:style-name="T31">n</text:span><text:span text:style-name="T1">egated match</text:span></text:p>
            <text:p text:style-name="P8"><text:span text:style-name="T2">&lt; &lt;= <text:s/>&gt; <text:s/>&gt;= <text:s/>!= <text:s/>==</text:span><text:span text:style-name="T1"><text:tab/><text:tab/>relationals</text:span></text:p>
            <text:p text:style-name="P8"><text:span text:style-name="T12">(</text:span><text:span text:style-name="T9">blank</text:span><text:span text:style-name="T12">)</text:span><text:span text:style-name="T1"><text:tab/><text:tab/><text:tab/><text:tab/>string concatenation</text:span></text:p>
            <text:p text:style-name="P8"><text:span text:style-name="T2">+ <text:s/>-</text:span><text:span text:style-name="T1"><text:tab/><text:tab/><text:tab/><text:tab/>add, subtract</text:span></text:p>
            <text:p text:style-name="P8"><text:span text:style-name="T2">* <text:s/>/ <text:s/>%<text:tab/></text:span><text:span text:style-name="T1"><text:tab/><text:tab/><text:tab/>multiply, divide, modulus</text:span></text:p>
            <text:p text:style-name="P8"><text:span text:style-name="T2">+ <text:s/>- <text:s/>!<text:tab/></text:span><text:span text:style-name="T1"><text:tab/><text:tab/><text:tab/>unary plus, unary minus, logical negation</text:span></text:p>
            <text:p text:style-name="P8"><text:span text:style-name="T2">^</text:span><text:span text:style-name="T1"><text:tab/><text:tab/><text:tab/><text:tab/>exponentional</text:span></text:p>
            <text:p text:style-name="P8"><text:span text:style-name="T2">++ <text:s/>--</text:span><text:span text:style-name="T1"><text:tab/><text:tab/><text:tab/><text:tab/>increment, decrement</text:span></text:p>
            <text:p text:style-name="P8"><text:span text:style-name="T2">$</text:span><text:span text:style-name="T18">num</text:span><text:span text:style-name="T1"><text:tab/><text:tab/><text:tab/><text:tab/>field </text:span><text:span text:style-name="T11">num</text:span></text:p>
          </table:table-cell>
        </table:table-row>
        <table:table-row>
          <table:table-cell table:style-name="Tabelle1.A1" table:number-columns-spanned="2" office:value-type="string">
            <text:p text:style-name="P20">Regular Expressions</text:p>
          </table:table-cell>
          <table:covered-table-cell/>
        </table:table-row>
        <table:table-row>
          <table:table-cell table:style-name="Tabelle1.A1" office:value-type="string">
            <text:p text:style-name="P9"><text:span text:style-name="T2">c</text:span><text:span text:style-name="T1"><text:tab/>matches no-metacharacter </text:span><text:span text:style-name="T9">c</text:span><text:span text:style-name="T1"><text:tab/></text:span><text:span text:style-name="T2">^</text:span><text:span text:style-name="T1"><text:tab/>matches begin of line or string</text:span></text:p>
            <text:p text:style-name="P9"><text:span text:style-name="T2">\c</text:span><text:span text:style-name="T1"><text:tab/>matches literal character </text:span><text:span text:style-name="T9">c</text:span><text:span text:style-name="T1"><text:tab/></text:span><text:span text:style-name="T7">$</text:span><text:span text:style-name="T1"><text:tab/></text:span><text:span text:style-name="T35">matches end of line or string</text:span></text:p>
            <text:p text:style-name="P10"><text:span text:style-name="T2">.</text:span><text:span text:style-name="T1"><text:tab/>matches any character,<text:tab/><text:tab/></text:span><text:span text:style-name="T7">[ab...]</text:span><text:span text:style-name="T1"><text:tab/></text:span><text:span text:style-name="T35">character-class match any of </text:span><text:span text:style-name="T13">ab</text:span><text:span text:style-name="T16">c</text:span><text:span text:style-name="T13">..</text:span><text:span text:style-name="T1"><text:line-break/><text:tab/>except newline<text:tab/><text:tab/><text:tab/></text:span><text:span text:style-name="T7">[^ab...]</text:span><text:span text:style-name="T1"><text:tab/></text:span><text:span text:style-name="T35">negated character-class,<text:line-break/></text:span><text:span text:style-name="T1"><text:tab/><text:tab/><text:tab/><text:tab/><text:tab/><text:tab/></text:span><text:span text:style-name="T35">match any </text:span><text:span text:style-name="T36">except</text:span><text:span text:style-name="T13"> ab</text:span><text:span text:style-name="T16">c...</text:span><text:span text:style-name="T23"> and newline</text:span></text:p>
          </table:table-cell>
          <table:table-cell table:style-name="Tabelle1.A1" office:value-type="string">
            <text:p text:style-name="P9"><text:span text:style-name="T2">r1|r2</text:span><text:span text:style-name="T1"><text:tab/>matches either </text:span><text:span text:style-name="T9">r1</text:span><text:span text:style-name="T1"> or </text:span><text:span text:style-name="T9">r2<text:tab/></text:span><text:span text:style-name="T19">r?</text:span><text:span text:style-name="T9"><text:tab/></text:span><text:span text:style-name="T22">matches zero or one </text:span><text:span text:style-name="T13">r</text:span></text:p>
            <text:p text:style-name="P9"><text:span text:style-name="T2">r1r2</text:span><text:span text:style-name="T1"><text:tab/></text:span><text:span text:style-name="T35">concatenation:</text:span><text:span text:style-name="T1"><text:tab/><text:tab/></text:span><text:span text:style-name="T7">r+</text:span><text:span text:style-name="T1"><text:tab/></text:span><text:span text:style-name="T35">matches one or multiple </text:span><text:span text:style-name="T13">r</text:span><text:span text:style-name="T22">'s</text:span><text:span text:style-name="T35"><text:line-break/></text:span><text:span text:style-name="T1"><text:tab/>matches </text:span><text:span text:style-name="T9">r1</text:span><text:span text:style-name="T1">, then </text:span><text:span text:style-name="T9">r2<text:tab/></text:span><text:span text:style-name="T26">r*</text:span><text:span text:style-name="T9"><text:tab/></text:span><text:span text:style-name="T22">matches zero or multiple </text:span><text:span text:style-name="T13">r</text:span><text:span text:style-name="T22">'s</text:span><text:span text:style-name="T1"><text:line-break/></text:span><text:span text:style-name="T7">(r)</text:span><text:span text:style-name="T1"><text:tab/></text:span><text:span text:style-name="T35">grouping: matches </text:span><text:span text:style-name="T14">r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17:22:31</meta:creation-date>
    <dc:date>2013-08-21T10:55:46</dc:date>
    <meta:editing-duration>PT1H27S</meta:editing-duration>
    <meta:editing-cycles>23</meta:editing-cycles>
    <meta:generator>LibreOffice/4.0.3.3$Linux_X86_64 LibreOffice_project/400m0$Build-3</meta:generator>
    <meta:document-statistic meta:table-count="1" meta:image-count="0" meta:object-count="0" meta:page-count="1" meta:paragraph-count="92" meta:word-count="673" meta:character-count="4103" meta:non-whitespace-character-count="3320"/>
  </office:meta>
</office:document-meta>
</file>